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svg:stroke-color="#158466" draw:fill-color="#069a2e" draw:textarea-horizontal-align="justify" draw:textarea-vertical-align="middle" draw:auto-grow-height="false" fo:min-height="5.25cm" fo:min-width="14.5cm"/>
    </style:style>
    <style:style style:name="gr3" style:family="graphic" style:parent-style-name="standard">
      <style:graphic-properties svg:stroke-color="#1c1c1c" draw:fill-color="#cccccc" draw:textarea-horizontal-align="justify" draw:textarea-vertical-align="middle" draw:auto-grow-height="false" fo:min-height="0.75cm" fo:min-width="0.5cm"/>
    </style:style>
    <style:style style:name="gr4" style:family="graphic" style:parent-style-name="standard">
      <style:graphic-properties svg:stroke-color="#000000" draw:fill-color="#333333" draw:textarea-horizontal-align="justify" draw:textarea-vertical-align="middle" draw:auto-grow-height="false" fo:min-height="0.25cm" fo:min-width="0cm"/>
    </style:style>
    <style:style style:name="gr5" style:family="graphic" style:parent-style-name="standard">
      <style:graphic-properties svg:stroke-color="#000000" draw:fill-color="#333333" draw:textarea-horizontal-align="justify" draw:textarea-vertical-align="middle" draw:auto-grow-height="false" fo:min-height="1cm" fo:min-width="0.75cm"/>
    </style:style>
    <style:style style:name="gr6" style:family="graphic" style:parent-style-name="standard">
      <style:graphic-properties svg:stroke-color="#158466" draw:fill-color="#069a2e" draw:textarea-horizontal-align="justify" draw:textarea-vertical-align="middle" draw:auto-grow-height="false" fo:min-height="0.75cm" fo:min-width="11.05cm"/>
    </style:style>
    <style:style style:name="gr7" style:family="graphic" style:parent-style-name="standard">
      <style:graphic-properties svg:stroke-color="#111111" draw:fill-color="#dddddd" draw:textarea-horizontal-align="justify" draw:textarea-vertical-align="middle" draw:auto-grow-height="false" fo:min-height="0.35cm" fo:min-width="0.1cm"/>
      <style:paragraph-properties style:writing-mode="lr-tb"/>
    </style:style>
    <style:style style:name="gr8" style:family="graphic" style:parent-style-name="standard">
      <style:graphic-properties svg:stroke-color="#111111" draw:fill-color="#cccccc" draw:textarea-horizontal-align="justify" draw:textarea-vertical-align="middle" draw:auto-grow-height="false" fo:min-height="0.032cm" fo:min-width="0cm"/>
    </style:style>
    <style:style style:name="gr9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color="#333333" draw:fill-color="#cccccc" draw:textarea-horizontal-align="justify" draw:textarea-vertical-align="middle" draw:auto-grow-height="false" fo:min-height="1.518cm" fo:min-width="1.268cm"/>
    </style:style>
    <style:style style:name="gr11" style:family="graphic" style:parent-style-name="standard">
      <style:graphic-properties svg:stroke-color="#000000" draw:fill-color="#333333" draw:textarea-horizontal-align="justify" draw:textarea-vertical-align="middle" draw:auto-grow-height="false" fo:min-height="1.3cm" fo:min-width="1.05cm"/>
    </style:style>
    <style:style style:name="gr12" style:family="graphic" style:parent-style-name="standard">
      <style:graphic-properties draw:textarea-horizontal-align="justify" draw:textarea-vertical-align="middle" draw:auto-grow-height="false" fo:min-height="0.25cm" fo:min-width="0.5cm"/>
    </style:style>
    <style:style style:name="gr13" style:family="graphic" style:parent-style-name="objectwithoutfill">
      <style:graphic-properties svg:stroke-width="0.081cm" svg:stroke-color="#bf0041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color="#000000" draw:fill-color="#333333" draw:textarea-horizontal-align="justify" draw:textarea-vertical-align="middle" draw:auto-grow-height="false" fo:min-height="0.5cm" fo:min-width="0.75cm"/>
    </style:style>
    <style:style style:name="gr15" style:family="graphic" style:parent-style-name="standard">
      <style:graphic-properties draw:textarea-horizontal-align="justify" draw:textarea-vertical-align="middle" draw:auto-grow-height="false" fo:min-height="0.5cm" fo:min-width="0.5cm"/>
    </style:style>
    <style:style style:name="gr16" style:family="graphic" style:parent-style-name="standard">
      <style:graphic-properties svg:stroke-color="#158466" draw:fill-color="#069a2e" draw:textarea-horizontal-align="justify" draw:textarea-vertical-align="middle" draw:auto-grow-height="false" fo:min-height="5.25cm" fo:min-width="9cm"/>
    </style:style>
    <style:style style:name="gr17" style:family="graphic" style:parent-style-name="standard">
      <style:graphic-properties svg:stroke-color="#000000" draw:fill-color="#333333" draw:textarea-horizontal-align="justify" draw:textarea-vertical-align="middle" draw:auto-grow-height="false" fo:min-height="0.25cm" fo:min-width="0.5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-color="#069a2e"/>
      <style:paragraph-properties fo:text-align="center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8" style:family="paragraph">
      <loext:graphic-properties draw:fill-color="#dddddd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8pt" style:font-size-asian="8pt" style:font-size-complex="8pt"/>
    </style:style>
    <style:style style:name="P11" style:family="paragraph">
      <loext:graphic-properties draw:fill="none" draw:fill-color="#ffffff"/>
      <style:text-properties fo:font-size="8pt" style:font-size-asian="8pt" style:font-size-complex="8pt"/>
    </style:style>
    <style:style style:name="P12" style:family="paragraph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3" style:family="paragraph">
      <loext:graphic-properties draw:fill="none" draw:fill-color="#ffffff"/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4" style:family="paragraph">
      <style:paragraph-properties fo:text-align="center"/>
    </style:style>
    <style:style style:name="P15" style:family="paragraph">
      <style:text-properties fo:font-size="8pt" fo:font-style="italic" style:font-size-asian="8pt" style:font-style-asian="italic" style:font-size-complex="8pt" style:font-style-complex="italic"/>
    </style:style>
    <style:style style:name="P16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7" style:family="paragraph">
      <style:text-properties fo:font-weight="bold"/>
    </style:style>
    <style:style style:name="P18" style:family="paragraph">
      <loext:graphic-properties draw:fill="none" draw:fill-color="#ffffff"/>
      <style:text-properties fo:font-size="8pt" fo:font-style="italic" fo:font-weight="bold" style:font-size-asian="8pt" style:font-style-asian="italic" style:font-size-complex="8pt" style:font-style-complex="italic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6.89cm" svg:height="1.199cm" svg:x="1cm" svg:y="1cm">
          <draw:text-box>
            <text:p text:style-name="P1"><text:span text:style-name="T1">L</text:span><text:span text:style-name="T1">i</text:span><text:span text:style-name="T1">g</text:span><text:span text:style-name="T1">h</text:span><text:span text:style-name="T1">t</text:span><text:span text:style-name="T1">h</text:span><text:span text:style-name="T1">o</text:span><text:span text:style-name="T1">u</text:span><text:span text:style-name="T1">s</text:span><text:span text:style-name="T1">e</text:span><text:span text:style-name="T1"> </text:span><text:span text:style-name="T1">–</text:span><text:span text:style-name="T1"> </text:span><text:span text:style-name="T1">h</text:span><text:span text:style-name="T1">a</text:span><text:span text:style-name="T1">r</text:span><text:span text:style-name="T1">d</text:span><text:span text:style-name="T1">w</text:span><text:span text:style-name="T1">a</text:span><text:span text:style-name="T1">r</text:span><text:span text:style-name="T1">e</text:span><text:span text:style-name="T1"> </text:span><text:span text:style-name="T1">c</text:span><text:span text:style-name="T1">o</text:span><text:span text:style-name="T1">n</text:span><text:span text:style-name="T1">c</text:span><text:span text:style-name="T1">e</text:span><text:span text:style-name="T1">p</text:span><text:span text:style-name="T1">t</text:span></text:p>
            <text:p text:style-name="P1"><text:span text:style-name="T2">M</text:span><text:span text:style-name="T2">E</text:span><text:span text:style-name="T2">g</text:span><text:span text:style-name="T2">i</text:span><text:span text:style-name="T2"> </text:span><text:span text:style-name="T2">2</text:span><text:span text:style-name="T2">0</text:span><text:span text:style-name="T2">2</text:span><text:span text:style-name="T2">4</text:span><text:span text:style-name="T2">-</text:span><text:span text:style-name="T2">0</text:span><text:span text:style-name="T2">9</text:span><text:span text:style-name="T2">-</text:span><text:span text:style-name="T2">1</text:span><text:span text:style-name="T2">5</text:span></text:p>
          </draw:text-box>
        </draw:frame>
        <draw:custom-shape draw:style-name="gr2" draw:text-style-name="P3" draw:layer="layout" svg:width="15cm" svg:height="5.5cm" svg:x="2cm" svg:y="7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.225cm" svg:height="0.725cm" svg:x="2.05cm" svg:y="6.3cm">
          <draw:text-box>
            <text:p><text:span text:style-name="T2">Mai</text:span><text:span text:style-name="T2">n </text:span><text:span text:style-name="T2">pcb</text:span></text:p>
          </draw:text-box>
        </draw:frame>
        <draw:custom-shape draw:style-name="gr3" draw:text-style-name="P4" draw:layer="layout" svg:width="1cm" svg:height="1cm" svg:x="1.5cm" svg:y="11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374cm" svg:height="0.725cm" svg:x="1.376cm" svg:y="10.275cm">
          <draw:text-box>
            <text:p><text:span text:style-name="T2">US</text:span><text:span text:style-name="T2">B</text:span></text:p>
          </draw:text-box>
        </draw:frame>
        <draw:custom-shape draw:style-name="gr4" draw:text-style-name="P5" draw:layer="layout" svg:width="0.5cm" svg:height="0.5cm" svg:x="1.75cm" svg:y="8.45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988cm" svg:height="0.725cm" svg:x="1.5cm" svg:y="7.75cm">
          <draw:text-box>
            <text:p><text:span text:style-name="T2">12 </text:span><text:span text:style-name="T2">VDC</text:span></text:p>
          </draw:text-box>
        </draw:frame>
        <draw:g>
          <draw:custom-shape draw:style-name="gr5" draw:text-style-name="P5" draw:layer="layout" svg:width="1.25cm" svg:height="1.25cm" svg:x="16.25cm" svg:y="10.75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2" draw:layer="layout" svg:width="2.699cm" svg:height="1.199cm" svg:x="15.775cm" svg:y="9.625cm">
            <draw:text-box>
              <text:p><text:span text:style-name="T2">BLE central</text:span></text:p>
              <text:p><text:span text:style-name="T2">(nRF52)</text:span></text:p>
            </draw:text-box>
          </draw:frame>
          <draw:frame draw:style-name="gr1" draw:text-style-name="P7" draw:layer="layout" svg:width="1.251cm" svg:height="0.569cm" svg:x="16.249cm" svg:y="9.431cm">
            <draw:text-box>
              <text:p text:style-name="P6"><text:span text:style-name="T3">+3.</text:span><text:span text:style-name="T3">3V</text:span></text:p>
            </draw:text-box>
          </draw:frame>
        </draw:g>
        <draw:g>
          <draw:custom-shape draw:style-name="gr6" draw:text-style-name="P3" draw:layer="layout" svg:width="11.55cm" svg:height="1cm" svg:x="9.7cm" svg:y="3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5cm" svg:x="20.3cm" svg:y="3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5cm" svg:x="19.6cm" svg:y="3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5cm" svg:x="18.9cm" svg:y="3.75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2" draw:layer="layout" svg:width="5.815cm" svg:height="2.147cm" svg:x="18.3cm" svg:y="4.453cm">
            <draw:text-box>
              <text:p><text:span text:style-name="T2">Sensors, I2C, div addresses</text:span></text:p>
              <text:p><text:span text:style-name="T2">- light</text:span></text:p>
              <text:p><text:span text:style-name="T2">- rel. humidity</text:span></text:p>
              <text:p><text:span text:style-name="T2">- (pressure)</text:span></text:p>
            </draw:text-box>
          </draw:frame>
          <draw:frame draw:style-name="gr1" draw:text-style-name="P2" draw:layer="layout" svg:width="4.757cm" svg:height="1.199cm" svg:x="10.985cm" svg:y="4.5cm">
            <draw:text-box>
              <text:p><text:span text:style-name="T2">Buttons, user interface</text:span></text:p>
              <text:p><text:span text:style-name="T2">- to interrupts</text:span></text:p>
            </draw:text-box>
          </draw:frame>
          <draw:g>
            <draw:custom-shape draw:style-name="gr7" draw:text-style-name="P8" draw:layer="layout" svg:width="0.6cm" svg:height="0.6cm" svg:x="10cm" svg:y="3.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4" draw:layer="layout" svg:width="0.4cm" svg:height="0.398cm" svg:x="10.1cm" svg:y="3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" draw:text-style-name="P8" draw:layer="layout" svg:width="0.6cm" svg:height="0.6cm" svg:x="11cm" svg:y="3.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4" draw:layer="layout" svg:width="0.4cm" svg:height="0.398cm" svg:x="11.1cm" svg:y="3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" draw:text-style-name="P8" draw:layer="layout" svg:width="0.6cm" svg:height="0.6cm" svg:x="12.4cm" svg:y="3.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4" draw:layer="layout" svg:width="0.4cm" svg:height="0.398cm" svg:x="12.5cm" svg:y="3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" draw:text-style-name="P8" draw:layer="layout" svg:width="0.6cm" svg:height="0.6cm" svg:x="13.9cm" svg:y="3.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4" draw:layer="layout" svg:width="0.4cm" svg:height="0.398cm" svg:x="14cm" svg:y="3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" draw:text-style-name="P8" draw:layer="layout" svg:width="0.6cm" svg:height="0.6cm" svg:x="15.3cm" svg:y="3.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4" draw:layer="layout" svg:width="0.4cm" svg:height="0.398cm" svg:x="15.4cm" svg:y="3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" draw:text-style-name="P8" draw:layer="layout" svg:width="0.6cm" svg:height="0.6cm" svg:x="16.7cm" svg:y="3.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4" draw:layer="layout" svg:width="0.4cm" svg:height="0.398cm" svg:x="16.8cm" svg:y="3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" draw:text-style-name="P8" draw:layer="layout" svg:width="0.6cm" svg:height="0.6cm" svg:x="17.7cm" svg:y="3.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4" draw:layer="layout" svg:width="0.4cm" svg:height="0.398cm" svg:x="17.8cm" svg:y="3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" draw:text-style-name="P2" draw:layer="layout" svg:width="1.992cm" svg:height="0.725cm" svg:x="9.75cm" svg:y="2.75cm">
            <draw:text-box>
              <text:p><text:span text:style-name="T2">Top pcb</text:span></text:p>
            </draw:text-box>
          </draw:frame>
          <draw:frame draw:style-name="gr1" draw:text-style-name="P7" draw:layer="layout" svg:width="1.251cm" svg:height="0.569cm" svg:x="19cm" svg:y="3cm">
            <draw:text-box>
              <text:p text:style-name="P6"><text:span text:style-name="T3">+3.3V</text:span></text:p>
            </draw:text-box>
          </draw:frame>
        </draw:g>
        <draw:polyline draw:style-name="gr9" draw:text-style-name="P9" draw:layer="layout" svg:width="5.672cm" svg:height="3.243cm" draw:transform="skewX (1.01226450185888E-016) rotate (0.90477868423386) translate (4.69946670109898cm 7.24580986718728cm)" svg:viewBox="0 0 5673 3244" draw:points="0,3244 4128,0 5673,1966">
          <text:p/>
        </draw:polyline>
        <draw:frame draw:style-name="gr1" draw:text-style-name="P11" draw:layer="layout" svg:width="1.958cm" svg:height="1.205cm" svg:x="7.225cm" svg:y="3.575cm">
          <draw:text-box>
            <text:p text:style-name="P10"><text:span text:style-name="T4">I</text:span><text:span text:style-name="T4">2</text:span><text:span text:style-name="T4">C</text:span></text:p>
            <text:p text:style-name="P10"><text:span text:style-name="T4">I</text:span><text:span text:style-name="T4">n</text:span><text:span text:style-name="T4">t</text:span></text:p>
            <text:p text:style-name="P10"><text:span text:style-name="T3">+</text:span><text:span text:style-name="T3">3</text:span><text:span text:style-name="T3">.</text:span><text:span text:style-name="T3">3</text:span><text:span text:style-name="T3">V</text:span><text:span text:style-name="T3">/</text:span><text:span text:style-name="T3">G</text:span><text:span text:style-name="T3">N</text:span><text:span text:style-name="T3">D</text:span></text:p>
          </draw:text-box>
        </draw:frame>
        <draw:polyline draw:style-name="gr9" draw:text-style-name="P9" draw:layer="layout" svg:width="2.864cm" svg:height="3.144cm" draw:transform="rotate (0.90477868423386) translate (7.75709206677133cm 9.05912474925593cm)" svg:viewBox="0 0 2865 3145" draw:points="0,309 393,0 2865,3145">
          <text:p/>
        </draw:polyline>
        <draw:polyline draw:style-name="gr9" draw:text-style-name="P9" draw:layer="layout" svg:width="7.813cm" svg:height="0.991cm" draw:transform="rotate (-0.128281700021583) translate (8.58183061806031cm 9.36560513853798cm)" svg:viewBox="0 0 7814 992" draw:points="0,640 4959,0 5087,992 7814,640">
          <text:p/>
        </draw:polyline>
        <draw:frame draw:style-name="gr1" draw:text-style-name="P13" draw:layer="layout" svg:width="1.268cm" svg:height="0.569cm" svg:x="9.592cm" svg:y="8.245cm">
          <draw:text-box>
            <text:p text:style-name="P12"><text:span text:style-name="T5">UAR</text:span><text:span text:style-name="T5">T</text:span></text:p>
          </draw:text-box>
        </draw:frame>
        <draw:frame draw:style-name="gr1" draw:text-style-name="P13" draw:layer="layout" svg:width="1.268cm" svg:height="0.569cm" svg:x="13.775cm" svg:y="10.5cm">
          <draw:text-box>
            <text:p text:style-name="P12"><text:span text:style-name="T5">UART</text:span></text:p>
          </draw:text-box>
        </draw:frame>
        <draw:custom-shape draw:style-name="gr5" draw:text-style-name="P5" draw:layer="layout" svg:width="1.25cm" svg:height="1.25cm" svg:x="3.5cm" svg:y="8.25cm">
          <text:p/>
          <draw:enhanced-geometry svg:viewBox="0 0 21600 21600" draw:type="rectangle" draw:enhanced-path="M 0 0 L 21600 0 21600 21600 0 21600 0 0 Z N"/>
        </draw:custom-shape>
        <draw:g>
          <draw:custom-shape draw:style-name="gr10" draw:text-style-name="P4" draw:layer="layout" svg:width="2.5cm" svg:height="2.5cm" svg:x="13.7cm" svg:y="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1.25cm" svg:height="1.25cm" svg:x="11.95cm" svg:y="8.35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2" draw:layer="layout" svg:width="4.083cm" svg:height="0.725cm" svg:x="11.7cm" svg:y="7.6cm">
            <draw:text-box>
              <text:p><text:span text:style-name="T2">DFPlayer HW274A</text:span></text:p>
            </draw:text-box>
          </draw:frame>
          <draw:frame draw:style-name="gr1" draw:text-style-name="P2" draw:layer="layout" svg:width="2.085cm" svg:height="0.725cm" svg:x="13.9cm" svg:y="8.625cm">
            <draw:text-box>
              <text:p><text:span text:style-name="T2">Speaker</text:span></text:p>
            </draw:text-box>
          </draw:frame>
          <draw:frame draw:style-name="gr1" draw:text-style-name="P7" draw:layer="layout" svg:width="1.251cm" svg:height="0.569cm" svg:x="11.7cm" svg:y="7.25cm">
            <draw:text-box>
              <text:p text:style-name="P6"><text:span text:style-name="T3">+3</text:span><text:span text:style-name="T3">.3</text:span><text:span text:style-name="T3">V</text:span></text:p>
            </draw:text-box>
          </draw:frame>
          <draw:line draw:style-name="gr9" draw:text-style-name="P9" draw:layer="layout" svg:x1="13.7cm" svg:y1="8.75cm" svg:x2="13.2cm" svg:y2="8.75cm">
            <text:p/>
          </draw:line>
        </draw:g>
        <draw:g>
          <draw:custom-shape draw:style-name="gr11" draw:text-style-name="P5" draw:layer="layout" svg:width="1.55cm" svg:height="1.55cm" svg:x="7cm" svg:y="9.225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2" draw:layer="layout" svg:width="3.097cm" svg:height="1.199cm" svg:x="6.8cm" svg:y="8.15cm">
            <draw:text-box>
              <text:p><text:span text:style-name="T2">MC</text:span><text:span text:style-name="T2">U</text:span></text:p>
              <text:p><text:span text:style-name="T2">(ST</text:span><text:span text:style-name="T2">M32</text:span><text:span text:style-name="T2">L41</text:span><text:span text:style-name="T2">2)</text:span></text:p>
            </draw:text-box>
          </draw:frame>
          <draw:frame draw:style-name="gr1" draw:text-style-name="P7" draw:layer="layout" svg:width="1.251cm" svg:height="0.569cm" svg:x="7.799cm" svg:y="8.275cm">
            <draw:text-box>
              <text:p text:style-name="P6"><text:span text:style-name="T3">+3.3V</text:span></text:p>
            </draw:text-box>
          </draw:frame>
        </draw:g>
        <draw:frame draw:style-name="gr1" draw:text-style-name="P2" draw:layer="layout" svg:width="3.161cm" svg:height="1.199cm" svg:x="3.051cm" svg:y="7.201cm">
          <draw:text-box>
            <text:p><text:span text:style-name="T2">DCDC</text:span></text:p>
            <text:p><text:span text:style-name="T2">12 V → </text:span><text:span text:style-name="T6">+3.3V</text:span></text:p>
          </draw:text-box>
        </draw:frame>
        <draw:custom-shape draw:style-name="gr12" draw:text-style-name="P14" draw:layer="layout" svg:width="1cm" svg:height="0.5cm" svg:x="6.75cm" svg:y="6.75cm">
          <text:p/>
          <draw:enhanced-geometry svg:viewBox="0 0 21600 21600" draw:type="rectangle" draw:enhanced-path="M 0 0 L 21600 0 21600 21600 0 21600 0 0 Z N"/>
        </draw:custom-shape>
        <draw:frame draw:style-name="gr1" draw:text-style-name="P16" draw:layer="layout" svg:width="1.747cm" svg:height="0.569cm" svg:x="7.151cm" svg:y="7.101cm">
          <draw:text-box>
            <text:p text:style-name="P15"><text:span text:style-name="T7">connect</text:span><text:span text:style-name="T7">or</text:span></text:p>
          </draw:text-box>
        </draw:frame>
        <draw:polyline draw:style-name="gr9" draw:text-style-name="P9" draw:layer="layout" svg:width="4.206cm" svg:height="2.558cm" draw:transform="rotate (-0.128281700021583) translate (2.82740550083908cm 8.96177687190831cm)" svg:viewBox="0 0 4207 2559" draw:points="0,2559 2727,2207 2472,224 4207,0">
          <text:p/>
        </draw:polyline>
        <draw:line draw:style-name="gr13" draw:text-style-name="P9" draw:layer="layout" svg:x1="2.25cm" svg:y1="8.75cm" svg:x2="3.5cm" svg:y2="8.75cm">
          <text:p/>
        </draw:line>
        <draw:g>
          <draw:custom-shape draw:style-name="gr14" draw:text-style-name="P5" draw:layer="layout" svg:width="1.25cm" svg:height="0.75cm" svg:x="9.75cm" svg:y="11.45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2" draw:layer="layout" svg:width="1.361cm" svg:height="0.725cm" svg:x="9.8cm" svg:y="10.775cm">
            <draw:text-box>
              <text:p><text:span text:style-name="T2">RTC</text:span></text:p>
            </draw:text-box>
          </draw:frame>
          <draw:custom-shape draw:style-name="gr15" draw:text-style-name="P14" draw:layer="layout" svg:width="1cm" svg:height="0.75cm" svg:x="11.5cm" svg:y="11.5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2" draw:layer="layout" svg:width="1.92cm" svg:height="1.199cm" svg:x="11.101cm" svg:y="10.376cm">
            <draw:text-box>
              <text:p><text:span text:style-name="T2">Ba</text:span><text:span text:style-name="T2">ck</text:span><text:span text:style-name="T2">up</text:span></text:p>
              <text:p><text:span text:style-name="T2">Ba</text:span><text:span text:style-name="T2">tter</text:span><text:span text:style-name="T2">y</text:span></text:p>
            </draw:text-box>
          </draw:frame>
          <draw:line draw:style-name="gr9" draw:text-style-name="P9" draw:layer="layout" svg:x1="11.5cm" svg:y1="11.75cm" svg:x2="11cm" svg:y2="11.75cm">
            <text:p/>
          </draw:line>
          <draw:frame draw:style-name="gr1" draw:text-style-name="P18" draw:layer="layout" svg:width="1.251cm" svg:height="0.569cm" svg:x="9.75cm" svg:y="10.5cm">
            <draw:text-box>
              <text:p text:style-name="P17"><text:span text:style-name="T7">+3.3V</text:span></text:p>
            </draw:text-box>
          </draw:frame>
          <draw:frame draw:style-name="gr1" draw:text-style-name="P7" draw:layer="layout" svg:width="1.251cm" svg:height="0.569cm" svg:x="12.249cm" svg:y="11.5cm">
            <draw:text-box>
              <text:p text:style-name="P6"><text:span text:style-name="T3">+3.3V</text:span></text:p>
            </draw:text-box>
          </draw:frame>
          <draw:polyline draw:style-name="gr9" draw:text-style-name="P9" draw:layer="layout" svg:width="1.647cm" svg:height="1.239cm" draw:transform="rotate (-0.128281700021583) translate (8.25cm 10.75cm)" svg:viewBox="0 0 1648 1240" draw:points="0,0 160,1240 1648,1048">
            <text:p/>
          </draw:polyline>
          <draw:frame draw:style-name="gr1" draw:text-style-name="P11" draw:layer="layout" svg:width="0.942cm" svg:height="0.887cm" svg:x="8.292cm" svg:y="11.5cm">
            <draw:text-box>
              <text:p text:style-name="P10"><text:span text:style-name="T4">I2C</text:span></text:p>
              <text:p text:style-name="P10"><text:span text:style-name="T4">Int</text:span></text:p>
            </draw:text-box>
          </draw:frame>
        </draw:g>
        <draw:frame draw:style-name="gr1" draw:text-style-name="P13" draw:layer="layout" svg:width="1.45cm" svg:height="0.569cm" svg:x="6.992cm" svg:y="9.946cm">
          <draw:text-box>
            <text:p text:style-name="P12"><text:span text:style-name="T5">48 </text:span><text:span text:style-name="T5">Pins</text:span></text:p>
          </draw:text-box>
        </draw:frame>
        <draw:custom-shape draw:style-name="gr16" draw:text-style-name="P3" draw:layer="layout" svg:width="9.5cm" svg:height="5.5cm" svg:x="2cm" svg:y="14.2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.695cm" svg:height="0.725cm" svg:x="2.05cm" svg:y="13.5cm">
          <draw:text-box>
            <text:p><text:span text:style-name="T2">Dis</text:span><text:span text:style-name="T2">pla</text:span><text:span text:style-name="T2">y </text:span><text:span text:style-name="T2">pcb</text:span></text:p>
          </draw:text-box>
        </draw:frame>
        <draw:custom-shape draw:style-name="gr16" draw:text-style-name="P3" draw:layer="layout" svg:width="9.5cm" svg:height="5.5cm" svg:x="13cm" svg:y="14.201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3.029cm" svg:height="0.725cm" svg:x="13.05cm" svg:y="13.501cm">
          <draw:text-box>
            <text:p><text:span text:style-name="T2">Backlight pcb</text:span></text:p>
          </draw:text-box>
        </draw:frame>
        <draw:custom-shape draw:style-name="gr12" draw:text-style-name="P14" draw:layer="layout" svg:width="1cm" svg:height="0.5cm" svg:x="3.75cm" svg:y="12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cm" svg:height="0.5cm" svg:x="14.5cm" svg:y="12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cm" svg:height="0.5cm" svg:x="7.15cm" svg:y="12.25cm">
          <text:p/>
          <draw:enhanced-geometry svg:viewBox="0 0 21600 21600" draw:type="rectangle" draw:enhanced-path="M 0 0 L 21600 0 21600 21600 0 21600 0 0 Z N"/>
        </draw:custom-shape>
        <draw:frame draw:style-name="gr1" draw:text-style-name="P16" draw:layer="layout" svg:width="1.747cm" svg:height="0.569cm" svg:x="2.003cm" svg:y="12cm">
          <draw:text-box>
            <text:p text:style-name="P15"><text:span text:style-name="T7">connector</text:span></text:p>
          </draw:text-box>
        </draw:frame>
        <draw:polyline draw:style-name="gr9" draw:text-style-name="P9" draw:layer="layout" svg:width="2.471cm" svg:height="4.566cm" draw:transform="rotate (-0.128281700021583) translate (4.54876478451798cm 9.68381507342001cm)" svg:viewBox="0 0 2472 4567" draw:points="288,4567 0,2335 1984,2080 1728,96 2472,0">
          <text:p/>
        </draw:polyline>
        <draw:line draw:style-name="gr9" draw:text-style-name="P9" draw:layer="layout" svg:x1="7.25cm" svg:y1="12.25cm" svg:x2="7.25cm" svg:y2="10.75cm">
          <text:p/>
        </draw:line>
        <draw:frame draw:style-name="gr1" draw:text-style-name="P2" draw:layer="layout" svg:width="1.488cm" svg:height="0.725cm" svg:x="6.9cm" svg:y="12.65cm">
          <draw:text-box>
            <text:p><text:span text:style-name="T2">SWD</text:span></text:p>
          </draw:text-box>
        </draw:frame>
        <draw:g>
          <draw:custom-shape draw:style-name="gr7" draw:text-style-name="P8" draw:layer="layout" svg:width="0.6cm" svg:height="0.6cm" svg:x="6.3cm" svg:y="12.2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0.4cm" svg:height="0.398cm" svg:x="6.4cm" svg:y="12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2" draw:layer="layout" svg:width="1.734cm" svg:height="1.199cm" svg:x="5.6cm" svg:y="12.651cm">
          <draw:text-box>
            <text:p><text:span text:style-name="T2">Reset</text:span></text:p>
            <text:p><text:span text:style-name="T2">Button</text:span></text:p>
          </draw:text-box>
        </draw:frame>
        <draw:line draw:style-name="gr13" draw:text-style-name="P9" draw:layer="layout" svg:x1="4cm" svg:y1="14.25cm" svg:x2="4cm" svg:y2="9.5cm">
          <text:p/>
        </draw:line>
        <draw:line draw:style-name="gr9" draw:text-style-name="P9" draw:layer="layout" svg:x1="2.25cm" svg:y1="8.75cm" svg:x2="3.5cm" svg:y2="8.75cm">
          <text:p/>
        </draw:line>
        <draw:custom-shape draw:style-name="gr17" draw:text-style-name="P5" draw:layer="layout" svg:width="1cm" svg:height="0.5cm" svg:x="6cm" svg:y="8.25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539cm" svg:height="0.725cm" svg:x="5.739cm" svg:y="7.7cm">
          <draw:text-box>
            <text:p><text:span text:style-name="T2">Fla</text:span><text:span text:style-name="T2">sh</text:span></text:p>
          </draw:text-box>
        </draw:frame>
        <draw:frame draw:style-name="gr1" draw:text-style-name="P7" draw:layer="layout" svg:width="1.251cm" svg:height="0.569cm" svg:x="5.999cm" svg:y="7.431cm">
          <draw:text-box>
            <text:p text:style-name="P6"><text:span text:style-name="T3">+3.3V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0T08:17:08.780981359</meta:creation-date>
    <meta:generator>LibreOffice/7.3.7.2$Linux_X86_64 LibreOffice_project/30$Build-2</meta:generator>
    <dc:date>2024-09-15T22:44:50.700807419</dc:date>
    <meta:editing-duration>PT1H27M26S</meta:editing-duration>
    <meta:editing-cycles>21</meta:editing-cycles>
    <meta:document-statistic meta:object-count="95"/>
  </office:meta>
</office:document-meta>
</file>